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 C Swiss" svg:font-family="'MAC C Swis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MAC C Swis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Желката Љуба музицира на харфа читајќи го Његош, а песот Ѓоше се џари во ѕвезди.</text:p>
      <text:p text:style-name="Standard"/>
      <text:p text:style-name="P1">@elkata Quba muzicira na harfa ~itaj}i go Wego{, a pesot \o{e se xari vo yvezd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 C Swiss" svg:font-family="'MAC C Swis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1:07:05.283741238</meta:creation-date>
    <dc:date>2024-08-27T21:08:34.858989190</dc:date>
    <meta:editing-duration>PT1M30S</meta:editing-duration>
    <meta:editing-cycles>1</meta:editing-cycles>
    <meta:document-statistic meta:table-count="0" meta:image-count="0" meta:object-count="0" meta:page-count="1" meta:paragraph-count="2" meta:word-count="30" meta:character-count="160" meta:non-whitespace-character-count="132"/>
    <meta:generator>LibreOffice/24.8.0.3$Linux_X86_64 LibreOffice_project/480$Build-3</meta:generator>
  </office:meta>
</office:document-meta>
</file>